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5a1" officeooo:paragraph-rsid="000605a1"/>
    </style:style>
    <style:style style:name="P2" style:family="paragraph" style:parent-style-name="Standard">
      <style:text-properties officeooo:rsid="0008f558" officeooo:paragraph-rsid="0008f558"/>
    </style:style>
    <style:style style:name="P3" style:family="paragraph" style:parent-style-name="Standard">
      <style:text-properties officeooo:rsid="0009061c" officeooo:paragraph-rsid="0009061c"/>
    </style:style>
    <style:style style:name="P4" style:family="paragraph" style:parent-style-name="Standard">
      <style:text-properties officeooo:rsid="000b540f" officeooo:paragraph-rsid="000b540f"/>
    </style:style>
    <style:style style:name="T1" style:family="text">
      <style:text-properties officeooo:rsid="00071200"/>
    </style:style>
    <style:style style:name="T2" style:family="text">
      <style:text-properties officeooo:rsid="000a07c6"/>
    </style:style>
    <style:style style:name="T3" style:family="text">
      <style:text-properties officeooo:rsid="000e2af4"/>
    </style:style>
    <style:style style:name="T4" style:family="text">
      <style:text-properties officeooo:rsid="00101b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</text:p>
      <text:p text:style-name="P1">1a. <text:span text:style-name="T1">(i) </text:span><text:span text:style-name="T3">Definitely tall: </text:span><text:span text:style-name="T4">Anders S, Astrid B, Erik A, Erik V, Freja H, Hugo V</text:span></text:p>
      <text:p text:style-name="P1"/>
      <text:p text:style-name="P1"><text:s text:c="11"/><text:span text:style-name="T3">Definitely not tall: </text:span><text:span text:style-name="T4">Lily F</text:span></text:p>
      <text:p text:style-name="P1"/>
      <text:p text:style-name="P1"/>
      <text:p text:style-name="P1"><text:s text:c="6"/><text:span text:style-name="T1">(ii) </text:span></text:p>
      <text:p text:style-name="P1"/>
      <text:p text:style-name="P1"/>
      <text:p text:style-name="P1"><text:s text:c="6"/><text:span text:style-name="T1">(iii) </text:span></text:p>
      <text:p text:style-name="P1"/>
      <text:p text:style-name="P1"/>
      <text:p text:style-name="P2">1b.</text:p>
      <text:p text:style-name="P2"/>
      <text:p text:style-name="P3">Q2</text:p>
      <text:p text:style-name="P3">2a.</text:p>
      <text:p text:style-name="P3"/>
      <text:p text:style-name="P3">2b.</text:p>
      <text:p text:style-name="P3"/>
      <text:p text:style-name="P3">2c. <text:span text:style-name="T2">(i)</text:span></text:p>
      <text:p text:style-name="P3"/>
      <text:p text:style-name="P3"><text:s text:c="6"/><text:span text:style-name="T2">(ii)</text:span></text:p>
      <text:p text:style-name="P3"/>
      <text:p text:style-name="P3"><text:s text:c="6"/><text:span text:style-name="T2">(iii)</text:span></text:p>
      <text:p text:style-name="P3"/>
      <text:p text:style-name="P4">Q3</text:p>
      <text:p text:style-name="P4">3a.</text:p>
      <text:p text:style-name="P4"/>
      <text:p text:style-name="P4">3b.</text:p>
      <text:p text:style-name="P4"/>
      <text:p text:style-name="P4">3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1T21:15:39.273145495</meta:creation-date>
    <dc:date>2022-01-01T21:22:56.263644217</dc:date>
    <meta:editing-duration>PT7M13S</meta:editing-duration>
    <meta:editing-cycles>9</meta:editing-cycles>
    <meta:generator>LibreOffice/7.2.4.1$Linux_X86_64 LibreOffice_project/20$Build-1</meta:generator>
    <meta:document-statistic meta:table-count="0" meta:image-count="0" meta:object-count="0" meta:page-count="1" meta:paragraph-count="16" meta:word-count="36" meta:character-count="189" meta:non-whitespace-character-count="132"/>
  </office:meta>
</office:document-meta>
</file>